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0D00001E4980536463.svm"/>
  <manifest:file-entry manifest:media-type="" manifest:full-path="Pictures/200000070000610D00003D16099CE54F.svm"/>
  <manifest:file-entry manifest:media-type="" manifest:full-path="Pictures/20000007000060A400003C7736B7F611.svm"/>
  <manifest:file-entry manifest:media-type="" manifest:full-path="Pictures/2000000700007C2000005D6F656A5AD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3.799cm" style:rel-column-width="1310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font-style="normal" style:font-style-asian="normal" style:font-style-complex="normal"/>
    </style:style>
    <style:style style:name="P18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tyle="normal" style:font-style-asian="normal" style:font-style-complex="normal"/>
    </style:style>
    <style:style style:name="T11" style:family="text">
      <style:text-properties fo:font-variant="normal" fo:text-transform="none" fo:color="#000000" style:font-name="Times New Roman1" fo:font-style="italic" style:font-style-asian="normal" style:font-style-complex="normal"/>
    </style:style>
    <style:style style:name="T12" style:family="text">
      <style:text-properties fo:font-variant="normal" fo:text-transform="none" fo:color="#000000" style:font-name="Times New Roman1" fo:font-style="italic" style:font-style-asian="italic" style:font-style-complex="italic"/>
    </style:style>
    <style:style style:name="T1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6" text:anchor-type="page" text:anchor-page-number="2" svg:y="11.456cm" svg:width="18.498cm" svg:height="10.199cm" draw:z-index="2">
        <draw:image xlink:href="Pictures/200000070000610D00003D16099CE54F.svm" xlink:type="simple" xlink:show="embed" xlink:actuate="onLoad"/>
      </draw:frame>
      <draw:frame draw:style-name="fr2" draw:name="Графический объект2" text:anchor-type="page" text:anchor-page-number="2" svg:x="1.392cm" svg:y="0.834cm" svg:width="18.219cm" svg:height="10.306cm" draw:z-index="3">
        <draw:image xlink:href="Pictures/20000007000060A400003C7736B7F611.svm" xlink:type="simple" xlink:show="embed" xlink:actuate="onLoad"/>
      </draw:frame>
      <draw:frame draw:style-name="fr3" draw:name="Графический объект5" text:anchor-type="page" text:anchor-page-number="2" svg:y="22.528cm" svg:width="19.001cm" svg:height="5.928cm" draw:z-index="1">
        <draw:image xlink:href="Pictures/200000070000610D00001E4980536463.svm" xlink:type="simple" xlink:show="embed" xlink:actuate="onLoad"/>
      </draw:frame>
      <text:p text:style-name="P2">Клёнин Егор, Яговдик <text:span text:style-name="T7">Андрей</text:span></text:p>
      <text:p text:style-name="P5">3 курс, ФТФ-ФПД</text:p>
      <text:p text:style-name="P1"/>
      <text:p text:style-name="P1">Лабораторная работа <text:span text:style-name="T7">№</text:span><text:span text:style-name="T1">11</text:span></text:p>
      <text:p text:style-name="P11">КВАНТОВАНИЕ ЭНЕРГИИ И ВОЛНОВЫЕ ФУНКЦИИ ЭЛЕКТРОНА В АТОМЕ ВОДОРОДА</text:p>
      <text:p text:style-name="P11"/>
      <text:list xml:id="list1023852773214841585" text:style-name="L1">
        <text:list-item>
          <text:p text:style-name="P12"><text:span text:style-name="T6">Цель работы:</text:span><text:span text:style-name="T1"> нахождение уровней энергии и радиальных волновых функций атома водорода путем численного решения стационарного уравнения Шредингера; изучение расположения уровней энергии и радиального распределения электронной плотности в зависимости от квантовых чисел </text:span><text:span text:style-name="T2">n </text:span><text:span text:style-name="T4">и</text:span><text:span text:style-name="T2"> l</text:span><text:span text:style-name="T1">.</text:span></text:p>
        </text:list-item>
      </text:list>
      <text:p text:style-name="P3"/>
      <text:list xml:id="list20601112" text:continue-numbering="true" text:style-name="L1">
        <text:list-item>
          <text:p text:style-name="P13">Измерения, графики, расчеты:</text:p>
          <text:p text:style-name="P13"/>
        </text:list-item>
      </text:list>
      <text:p text:style-name="P6"><draw:frame draw:style-name="fr4" draw:name="Графический объект1" text:anchor-type="paragraph" svg:y="0cm" svg:width="19.609cm" svg:height="14.039cm" draw:z-index="0"><draw:image xlink:href="Pictures/2000000700007C2000005D6F656A5ADC.svm" xlink:type="simple" xlink:show="embed" xlink:actuate="onLoad"/></draw:frame></text:p>
      <text:p text:style-name="P7"><text:span text:style-name="T8">Отсюда видно, что вырождение уровней по орбитальному квантовому числу </text:span><text:span text:style-name="T3">l</text:span><text:span text:style-name="T5"> </text:span><text:span text:style-name="T9">имеет место, т. к. все </text:span><text:span text:style-name="T10">собственные значения энергии задач <text:s/></text:span><text:span text:style-name="T12">l &gt; 0</text:span><text:span text:style-name="T10"> <text:s/>совпадают с одним из собственных значений </text:span><text:span text:style-name="T11">s</text:span><text:span text:style-name="T10">-задачи.</text:span></text:p>
      <text:p text:style-name="P17"/>
      <text:p text:style-name="P4">Для <text:span text:style-name="T1">s</text:span>-задачи электронное облако имеет пик на расстоянии в 1 боровский радиус от ядра.</text:p>
      <text:p text:style-name="P4">Для р-задачи электронное облако имеет пик на расстоянии в 4 боровских радиуса от ядра.</text:p>
      <text:p text:style-name="P4">Для <text:span text:style-name="T1">d</text:span>-задачи электронное облако имеет пик на расстоянии в 9 боровских радиусов от ядра.</text:p>
      <text:p text:style-name="P4"><text:soft-page-break/></text:p>
      <text:p text:style-name="P4"/>
      <table:table table:name="Таблица1" table:style-name="Таблица1">
        <table:table-column table:style-name="Таблица1.A" table:number-columns-repeated="5"/>
        <text:soft-page-break/>
        <table:table-row>
          <table:table-cell table:style-name="Таблица1.A1" office:value-type="string">
            <text:p text:style-name="P8">Число состояний</text:p>
          </table:table-cell>
          <table:table-cell table:style-name="Таблица1.A1" office:value-type="string">
            <text:p text:style-name="P10">l = 0</text:p>
          </table:table-cell>
          <table:table-cell table:style-name="Таблица1.A1" office:value-type="string">
            <text:p text:style-name="P10">l = 1</text:p>
          </table:table-cell>
          <table:table-cell table:style-name="Таблица1.A1" office:value-type="string">
            <text:p text:style-name="P10">l = 2</text:p>
          </table:table-cell>
          <table:table-cell table:style-name="Таблица1.E1" office:value-type="string">
            <text:p text:style-name="P9">l <text:span text:style-name="T7">не задано</text:span></text:p>
          </table:table-cell>
        </table:table-row>
        <table:table-row>
          <table:table-cell table:style-name="Таблица1.A2" office:value-type="string">
            <text:p text:style-name="P10">n = 1</text:p>
          </table:table-cell>
          <table:table-cell table:style-name="Таблица1.B2" office:value-type="float" office:value="1">
            <text:p text:style-name="P8">1</text:p>
          </table:table-cell>
          <table:table-cell table:style-name="Таблица1.B2" office:value-type="float" office:value="3">
            <text:p text:style-name="P8">3</text:p>
          </table:table-cell>
          <table:table-cell table:style-name="Таблица1.B2" office:value-type="float" office:value="5">
            <text:p text:style-name="P8">5</text:p>
          </table:table-cell>
          <table:table-cell table:style-name="Таблица1.E2" office:value-type="float" office:value="1">
            <text:p text:style-name="P8">1</text:p>
          </table:table-cell>
        </table:table-row>
        <table:table-row>
          <table:table-cell table:style-name="Таблица1.A2" office:value-type="string">
            <text:p text:style-name="P10">n = 2</text:p>
          </table:table-cell>
          <table:table-cell table:style-name="Таблица1.B2" office:value-type="float" office:value="1">
            <text:p text:style-name="P8">1</text:p>
          </table:table-cell>
          <table:table-cell table:style-name="Таблица1.B2" office:value-type="float" office:value="3">
            <text:p text:style-name="P8">3</text:p>
          </table:table-cell>
          <table:table-cell table:style-name="Таблица1.B2" office:value-type="float" office:value="5">
            <text:p text:style-name="P8">5</text:p>
          </table:table-cell>
          <table:table-cell table:style-name="Таблица1.E3" office:value-type="string">
            <text:p text:style-name="P8">1 + 3 = 4</text:p>
          </table:table-cell>
        </table:table-row>
        <table:table-row>
          <table:table-cell table:style-name="Таблица1.A2" office:value-type="string">
            <text:p text:style-name="P10">n = 3</text:p>
          </table:table-cell>
          <table:table-cell table:style-name="Таблица1.B2" office:value-type="float" office:value="1">
            <text:p text:style-name="P8">1</text:p>
          </table:table-cell>
          <table:table-cell table:style-name="Таблица1.B2" office:value-type="float" office:value="3">
            <text:p text:style-name="P8">3</text:p>
          </table:table-cell>
          <table:table-cell table:style-name="Таблица1.B2" office:value-type="float" office:value="5">
            <text:p text:style-name="P8">5</text:p>
          </table:table-cell>
          <table:table-cell table:style-name="Таблица1.E3" office:value-type="string">
            <text:p text:style-name="P8">1 + 3 + 5 = 9</text:p>
          </table:table-cell>
        </table:table-row>
      </table:table>
      <text:p text:style-name="P4"/>
      <text:list xml:id="list6586972910398826826" text:style-name="L2">
        <text:list-item>
          <text:p text:style-name="P14">Вывод: </text:p>
          <text:p text:style-name="P15">Решение стационарного уравнения Шредингера позволяет:</text:p>
        </text:list-item>
      </text:list>
      <text:list xml:id="list8161294703745106834" text:style-name="L3">
        <text:list-item>
          <text:p text:style-name="P16">Объяснить квантование энергии электрона в атоме водорода и, таким образом, происхождение линейчатого спектра излучения;</text:p>
        </text:list-item>
        <text:list-item>
          <text:p text:style-name="P16">Вычислить значения уровней полной энергии электронов без привлечения классической механики;</text:p>
        </text:list-item>
        <text:list-item>
          <text:p text:style-name="P18"><text:span text:style-name="T13">Объяснить вырождение уровней по квантовым числам </text:span><text:span text:style-name="T16">l </text:span><text:span text:style-name="T15">и</text:span><text:span text:style-name="T14"> </text:span><text:span text:style-name="T16">m</text:span><text:span text:style-name="T17">, </text:span><text:span text:style-name="T15">тонкую структуру спектральных линий.</text:span>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0-06T00:44:31.43</dc:date>
    <dc:creator>Егор Клёнин</dc:creator>
    <meta:editing-duration>PT3H48M37S</meta:editing-duration>
    <meta:editing-cycles>22</meta:editing-cycles>
    <meta:generator>OpenOffice/4.1.1$Win32 OpenOffice.org_project/411m6$Build-9775</meta:generator>
    <meta:document-statistic meta:table-count="1" meta:image-count="4" meta:object-count="0" meta:page-count="3" meta:paragraph-count="35" meta:word-count="222" meta:character-count="1338"/>
  </office:meta>
</office:document-meta>
</file>